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on-intrusive model reduction of shift-equivariant systems via data-driven projection and reduced dynamics</text:title></text:p>
      <text:p text:style-name="OrgTitle"/>
      <text:p text:style-name="OrgSubtitle"><text:initial-creator>Yu Shuai</text:initial-creator></text:p>
      <text:p text:style-name="OrgSubtitle"/>
      <text:p text:style-name="OrgSubtitle"><text:span text:style-name="OrgCode">\today</text:span></text:p>
      <text:p text:style-name="OrgSubtitle"/>
      <text:h text:style-name="Heading_20_1" text:outline-level="1" text:is-list-header="false">
<text:bookmark-start text:name="OrgXref.org4a07f61"/>
<text:bookmark text:name="org4a07f61"/>Method
<text:bookmark-end text:name="OrgXref.org4a07f61"/></text:h>
      <text:h text:style-name="Heading_20_2" text:outline-level="2" text:is-list-header="false">
<text:bookmark-start text:name="OrgXref.orga4a1f8e"/>
<text:bookmark text:name="orga4a1f8e"/>Symmetry-reduced non-intrusive trajectory-based ROM (SR-NiTROM)
<text:bookmark-end text:name="OrgXref.orga4a1f8e"/></text:h>
      <text:h text:style-name="Heading_20_3" text:outline-level="3" text:is-list-header="false">
<text:bookmark-start text:name="OrgXref.orgd0f0252"/>
<text:bookmark text:name="orgd0f0252"/>Formulation of the SR-NiTROM
<text:bookmark-end text:name="OrgXref.orgd0f0252"/></text:h>
      <text:list text:style-name="OrgBulletedList" text:continue-numbering="false">
        <text:list-item>
          <text:p text:style-name="Text_20_body">Consider a shift-equivariant FOM with traveling solutions:
</text:p>
          <text:p text:style-name="OrgFixedWidthBlock">\begin{equation}</text:p>
          <text:p text:style-name="OrgFixedWidthBlock"> <text:s text:c="2"/>\label{eq:1}</text:p>
          <text:p text:style-name="OrgFixedWidthBlock"> <text:s text:c="2"/>u_{t} = f(u), \qquad u(x, t) = \hat{u}(x - c(t), t).</text:p>
          <text:p text:style-name="OrgFixedWidthBlockLastLine">\end{equation}</text:p>
          <text:p text:style-name="OrgFixedWidthBlockLastLine"/>
        </text:list-item>
        <text:list-item>
          <text:p text:style-name="Text_20_body">Suppose we have a collection of training snapshots <text:span text:style-name="OrgCode">$\{u(t_{m})\}_{m = 0}^{N_{t}-1}$</text:span>, <text:span text:style-name="OrgCode">$u(t)\in\mathbb{R}^{N}$</text:span>.
</text:p>
        </text:list-item>
        <text:list-item>
          <text:p text:style-name="Text_20_body">We seek to find <text:span text:style-name="OrgCode">$\Phi, \Psi\in\mathbb{R}^{n\times r}$</text:span>, such that <text:span text:style-name="OrgCode">$\Phi(\Psi^{\top}\Phi)^{-1}\Psi^{\top}$</text:span> is a projection.
</text:p>
        </text:list-item>
        <text:list-item>
          <text:p text:style-name="Text_20_body">From this projection operator, we can encode the FOM state with a low-dim representation <text:span text:style-name="OrgCode">$a(t)\in\mathbb{R}^{r}$</text:span>:
</text:p>
          <text:p text:style-name="OrgFixedWidthBlock">\begin{align}</text:p>
          <text:p text:style-name="OrgFixedWidthBlock"> <text:s text:c="1"/>\label{eq:2}</text:p>
          <text:p text:style-name="OrgFixedWidthBlock"> <text:s text:c="3"/>a &amp;= \Psi^{\top}u \notag\\</text:p>
          <text:p text:style-name="OrgFixedWidthBlock"> <text:s text:c="3"/>\hat{u}_{r} &amp;= \Phi(\Psi^{\top}\Phi)^{-1}a.</text:p>
          <text:p text:style-name="OrgFixedWidthBlockLastLine">\end{align}</text:p>
          <text:p text:style-name="OrgFixedWidthBlockLastLine"/>
        </text:list-item>
        <text:list-item>
          <text:p text:style-name="Text_20_body">The ROM dynamics is given in a symmetry-reduced form:
</text:p>
          <text:p text:style-name="OrgFixedWidthBlock">\begin{subequations}</text:p>
          <text:p text:style-name="OrgFixedWidthBlock"> <text:s text:c="1"/>\label{eq:3}</text:p>
          <text:p text:style-name="OrgFixedWidthBlock"> <text:s text:c="1"/>\begin{align}</text:p>
          <text:p text:style-name="OrgFixedWidthBlock"> <text:s text:c="3"/>\label{eq:3a}</text:p>
          <text:p text:style-name="OrgFixedWidthBlock"> <text:s text:c="3"/>\dot{a}_{i} &amp;= A_{ij}a_{j} + B_{ijk}a_{j}a_{k} + \dot{c} M_{ij}a_{j}\\</text:p>
          <text:p text:style-name="OrgFixedWidthBlock"> <text:s text:c="3"/>\label{eq:3b}</text:p>
          <text:p text:style-name="OrgFixedWidthBlock"> <text:s text:c="3"/>\dot{c} &amp;= -\frac{p_{i}a_{i} + Q_{ij}a_{i}a_{j}}{s_{i}a_{i}}\\</text:p>
          <text:p text:style-name="OrgFixedWidthBlock"> <text:s text:c="3"/>\label{eq:3c}</text:p>
          <text:p text:style-name="OrgFixedWidthBlock"> <text:s text:c="3"/>M &amp;= \Psi^{\top}\partial_{x}\Phi(\Psi^{\top}\Phi)^{-1}, \quad s = \langle\partial_{x}\Phi(\Psi^{\top}\Phi)^{-1}, \partial_{x}u_{0}\rangle</text:p>
          <text:p text:style-name="OrgFixedWidthBlock"> <text:s text:c="1"/>\end{align}</text:p>
          <text:p text:style-name="OrgFixedWidthBlockLastLine">\end{subequations}</text:p>
          <text:p text:style-name="OrgFixedWidthBlockLastLine"/>
        </text:list-item>
      </text:list>
      <text:h text:style-name="Heading_20_3" text:outline-level="3" text:is-list-header="false">
<text:bookmark-start text:name="OrgXref.org388f451"/>
<text:bookmark text:name="org388f451"/>The optimization problem of SR-NiTROM
<text:bookmark-end text:name="OrgXref.org388f451"/></text:h>
      <text:list text:style-name="OrgBulletedList" text:continue-numbering="false">
        <text:list-item>
          <text:p text:style-name="Text_20_body">The <text:span text:style-name="OrgCode">\textcolor{blue}{trajectory-based}</text:span> objective function:
</text:p>
          <text:p text:style-name="OrgFixedWidthBlock">\begin{equation}</text:p>
          <text:p text:style-name="OrgFixedWidthBlock"> <text:s text:c="1"/>\label{eq:4}</text:p>
          <text:p text:style-name="OrgFixedWidthBlock"> <text:s text:c="1"/>J = \sum_{m = 0}^{N_{t} - 1}\|\hat{u}_{r}(t_{m}) - \hat{u}(t_{m})\|^{2} + \beta(c_{r}(t_{m}) - c(t_{m}))^{2}.</text:p>
          <text:p text:style-name="OrgFixedWidthBlockLastLine">\end{equation}</text:p>
          <text:p text:style-name="OrgFixedWidthBlockLastLine"/>
          <text:list text:style-name="OrgBulletedList" text:continue-numbering="true">
            <text:list-item>
              <text:p text:style-name="Text_20_body"><text:span text:style-name="OrgCode">$\beta = \gamma\sum_{m}\|\hat{u}(t_{m})\|^{2}/\sum_{m}(c(t_{0}) - c(t))^{2}$</text:span>: relative weights.
</text:p>
            </text:list-item>
            <text:list-item>
              <text:p text:style-name="Text_20_body"><text:span text:style-name="OrgCode">$\gamma$</text:span>: hyperparameter.
</text:p>
            </text:list-item>
          </text:list>
        </text:list-item>
        <text:list-item>
          <text:p text:style-name="Text_20_body">The unconstrained Lagrangian with multipliers:
</text:p>
          <text:p text:style-name="OrgFixedWidthBlock">\begin{align}</text:p>
          <text:p text:style-name="OrgFixedWidthBlock"> <text:s text:c="1"/>\label{eq:5}</text:p>
          <text:p text:style-name="OrgFixedWidthBlock"> <text:s text:c="1"/>L &amp;= \sum_{m = 0}^{N_{t} - 1}\bigg(\|\hat{u}_{r}(t_{m}) - \hat{u}(t_{m})\|^{2} + \beta(c_{r}(t_{m}) - c(t_{m}))\notag\\</text:p>
          <text:p text:style-name="OrgFixedWidthBlock"> <text:s text:c="3"/>&amp;+ \int_{t_{0}}^{t_{m}}\lambda_{m}^{\top}(\dot{a} - Aa - B(a,a) - \dot{c}Ma)\mathrm{d}t\\</text:p>
          <text:p text:style-name="OrgFixedWidthBlock"> <text:s text:c="3"/>&amp;+ \int_{t_{0}}^{t_{m}}\mu_{m}(\dot{c} + \frac{p_{i}a_{i} + Q_{ij}a_{i}a_{j}}{s_{i}a_{i}})\mathrm{d}t\\</text:p>
          <text:p text:style-name="OrgFixedWidthBlock"> <text:s text:c="3"/>&amp;+ \lambda_{m}(t_{0})(a(t_{0}) - \Psi^{\top}\hat{u}(t_{0}))\bigg), \quad \lambda_{m}\in\mathbb{R}^{r}, \mu_{m}\in\mathbb{R}.</text:p>
          <text:p text:style-name="OrgFixedWidthBlockLastLine">\end{align}</text:p>
          <text:p text:style-name="OrgFixedWidthBlockLastLine"/>
        </text:list-item>
      </text:list>
      <text:h text:style-name="Heading_20_1" text:outline-level="1" text:is-list-header="false">
<text:bookmark-start text:name="OrgXref.orgaaf2b21"/>
<text:bookmark text:name="orgaaf2b21"/>Results
<text:bookmark-end text:name="OrgXref.orgaaf2b21"/></text:h>
      <text:h text:style-name="Heading_20_2" text:outline-level="2" text:is-list-header="false">
<text:bookmark-start text:name="OrgXref.orgdeb30b8"/>
<text:bookmark text:name="orgdeb30b8"/>Single trajectory: SR-NiTROM vs SR-Galerkin
<text:bookmark-end text:name="OrgXref.orgdeb30b8"/></text:h>
      <text:h text:style-name="Heading_20_3" text:outline-level="3" text:is-list-header="false">
<text:bookmark-start text:name="OrgXref.orgad2be9c"/>
<text:bookmark text:name="orgad2be9c"/>Numerical details
<text:bookmark-end text:name="OrgXref.orgad2be9c"/></text:h>
      <text:list text:style-name="OrgBulletedList" text:continue-numbering="false">
        <text:list-item>
          <text:p text:style-name="Text_20_body">FOM: Kuramoto-Sivashinsky equation
</text:p>
          <text:p text:style-name="OrgFixedWidthBlock">\begin{equation}</text:p>
          <text:p text:style-name="OrgFixedWidthBlock"> <text:s text:c="1"/>\label{eq:6}</text:p>
          <text:p text:style-name="OrgFixedWidthBlock"> <text:s text:c="1"/>u_{t} = -uu_{x} - u_{xx} - \nu u_{xxxx}, \quad x\in[0, 2\pi].</text:p>
          <text:p text:style-name="OrgFixedWidthBlockLastLine">\end{equation}</text:p>
          <text:p text:style-name="OrgFixedWidthBlockLastLine"/>
          <text:list text:style-name="OrgBulletedList" text:continue-numbering="true">
            <text:list-item>
              <text:p text:style-name="Text_20_body"><text:span text:style-name="OrgCode">$\nu = 4/87$</text:span> for traveling-wave patterns.
</text:p>
            </text:list-item>
            <text:list-item>
              <text:p text:style-name="Text_20_body">Periodic BCs, <text:span text:style-name="OrgCode">$N=40$</text:span> Fourier modes, <text:span text:style-name="OrgCode">$\Delta t = 10^{-3}$</text:span>.
</text:p>
            </text:list-item>
            <text:list-item>
              <text:p text:style-name="Text_20_body">Sample interval: 10 timesteps between 2 adjacent snapshots.
</text:p>
            </text:list-item>
          </text:list>
        </text:list-item>
        <text:list-item>
          <text:p text:style-name="Text_20_body">Optimization of the SR-NiTROM:
</text:p>
          <text:list text:style-name="OrgBulletedList" text:continue-numbering="true">
            <text:list-item>
              <text:p text:style-name="Text_20_body">coordinate-descent method conjugate gradient optimizer for each subproblems.
</text:p>
            </text:list-item>
            <text:list-item>
              <text:p text:style-name="Text_20_body">20 outer loops, 5 CG updates per outer loops.
</text:p>
            </text:list-item>
          </text:list>
        </text:list-item>
      </text:list>
      <text:h text:style-name="Heading_20_3" text:outline-level="3" text:is-list-header="false">
<text:bookmark-start text:name="OrgXref.orge0d5bc1"/>
<text:bookmark text:name="orge0d5bc1"/>Results: single transient trajectory from t = 30 to t = 40
<text:bookmark-end text:name="OrgXref.orge0d5bc1"/></text:h>
      <text:list text:style-name="OrgBulletedList" text:continue-numbering="false">
        <text:list-item>
          <text:p text:style-name="Text_20_body">Relative weight: 10.0
</text:p>
        </text:list-item>
        <text:list-item>
          <text:p text:style-name="Text_20_body">FOM vs SR-Galerkin vs SR-NiTROM
</text:p>
          <text:p text:style-name="OrgFixedWidthBlock">\begin{figure}[tbp]</text:p>
          <text:p text:style-name="OrgFixedWidthBlock"> <text:s text:c="3"/>\centering</text:p>
          <text:p text:style-name="OrgFixedWidthBlock"> <text:s text:c="3"/>\begin{tikzonimage}[width=0.4\linewidth]{figures/sol_FOM.png}%[tsx/show help lines]</text:p>
          <text:p text:style-name="OrgFixedWidthBlock"> <text:s text:c="5"/>\node at (0.45, -0.05) {(a) FOM};</text:p>
          <text:p text:style-name="OrgFixedWidthBlock"> <text:s text:c="3"/>\end{tikzonimage}</text:p>
          <text:p text:style-name="OrgFixedWidthBlock"> <text:s text:c="3"/>\begin{tikzonimage}[width=0.4\linewidth]{figures/sol_SRG.png}%[tsx/show help lines]</text:p>
          <text:p text:style-name="OrgFixedWidthBlock"> <text:s text:c="5"/>\node at (0.45, -0.05) {(b) SR-Galerkin};</text:p>
          <text:p text:style-name="OrgFixedWidthBlock"> <text:s text:c="3"/>\end{tikzonimage}</text:p>
          <text:p text:style-name="OrgFixedWidthBlock"> <text:s text:c="3"/>\begin{tikzonimage}[width=0.4\linewidth]{figures/sol_SRN.png}%[tsx/show help lines]</text:p>
          <text:p text:style-name="OrgFixedWidthBlock"> <text:s text:c="5"/>\node at (0.45, -0.05) {(c) SR-NiTROM};</text:p>
          <text:p text:style-name="OrgFixedWidthBlock"> <text:s text:c="3"/>\end{tikzonimage}</text:p>
          <text:p text:style-name="OrgFixedWidthBlock"> <text:s text:c="3"/>\begin{tikzonimage}[width=0.4\linewidth]{figures/shift_amount_SRN.png}%[tsx/show help lines]</text:p>
          <text:p text:style-name="OrgFixedWidthBlock"> <text:s text:c="5"/>\node at (0.45, -0.05) {(d) shift amount};</text:p>
          <text:p text:style-name="OrgFixedWidthBlock"> <text:s text:c="3"/>\end{tikzonimage}</text:p>
          <text:p text:style-name="OrgFixedWidthBlock"> <text:s text:c="3"/>\label{fig:contours_single_traj_comparison_3_models}</text:p>
          <text:p text:style-name="OrgFixedWidthBlockLastLine"> <text:s text:c="1"/>\end{figure}</text:p>
          <text:p text:style-name="OrgFixedWidthBlockLastLine"/>
        </text:list-item>
      </text:list>
      <text:h text:style-name="Heading_20_3" text:outline-level="3" text:is-list-header="false">
<text:bookmark-start text:name="OrgXref.org2c4794d"/>
<text:bookmark text:name="org2c4794d"/>Results: multiple trajectories from perturbed initial conditions
<text:bookmark-end text:name="OrgXref.org2c4794d"/></text:h>
      <text:list text:style-name="OrgBulletedList" text:continue-numbering="false">
        <text:list-item>
          <text:p text:style-name="Text_20_body">9 trajectories
</text:p>
        </text:list-item>
        <text:list-item>
          <text:p text:style-name="Text_20_body">Initial conditions: post-transient solution snapshot + perturbations
<text:span text:style-name="OrgCode">$u(t = 80) + \{0, \sin(x), ..., \sin(4x), \cos(x), ..., \cos(4x)\}$</text:span>.
</text:p>
        </text:list-item>
        <text:list-item>
          <text:p text:style-name="Text_20_body">Strategy A: 20 outer training loops (10 on bases, 10 on tensors), 5 CG updates per outer loop
</text:p>
        </text:list-item>
        <text:list-item>
          <text:p text:style-name="Text_20_body">Strategy B: 10 outer training loops on tensors only with fixed POD bases
</text:p>
        </text:list-item>
        <text:list-item>
          <text:p text:style-name="Text_20_body">Training loss: <text:span text:style-name="OrgCode">\textcolor{blue}{not too much difference on the training set}</text:span>.
</text:p>
          <text:p text:style-name="OrgFixedWidthBlock">\begin{figure}[tbp]</text:p>
          <text:p text:style-name="OrgFixedWidthBlock"> <text:s text:c="3"/>\centering</text:p>
          <text:p text:style-name="OrgFixedWidthBlock"> <text:s text:c="3"/>\begin{tikzonimage}[width=0.4\linewidth]{figures/training_error_both.png}%[tsx/show help lines]</text:p>
          <text:p text:style-name="OrgFixedWidthBlock"> <text:s text:c="5"/>\node at (0.45, -0.05) {(a) Strategy A};</text:p>
          <text:p text:style-name="OrgFixedWidthBlock"> <text:s text:c="3"/>\end{tikzonimage}</text:p>
          <text:p text:style-name="OrgFixedWidthBlock"> <text:s text:c="3"/>\begin{tikzonimage}[width=0.4\linewidth]{figures/training_error_tensors.png}%[tsx/show help lines]</text:p>
          <text:p text:style-name="OrgFixedWidthBlock"> <text:s text:c="5"/>\node at (0.45, -0.05) {(b) Strategy B};</text:p>
          <text:p text:style-name="OrgFixedWidthBlock"> <text:s text:c="3"/>\end{tikzonimage}</text:p>
          <text:p text:style-name="OrgFixedWidthBlock"> <text:s text:c="3"/>\label{fig:training_loss_both_vs_tensors_only}</text:p>
          <text:p text:style-name="OrgFixedWidthBlockLastLine"> <text:s text:c="1"/>\end{figure}</text:p>
          <text:p text:style-name="OrgFixedWidthBlockLastLine"/>
        </text:list-item>
      </text:list>
      <text:h text:style-name="Heading_20_3" text:outline-level="3" text:is-list-header="false">
<text:bookmark-start text:name="OrgXref.org55443f7"/>
<text:bookmark text:name="org55443f7"/>Results: multiple trajectories from perturbed initial conditions
<text:bookmark-end text:name="OrgXref.org55443f7"/></text:h>
      <text:list text:style-name="OrgBulletedList" text:continue-numbering="false">
        <text:list-item>
          <text:p text:style-name="Text_20_body">Trajectory 1:
</text:p>
          <text:p text:style-name="OrgFixedWidthBlock">\begin{figure}[tbp]</text:p>
          <text:p text:style-name="OrgFixedWidthBlock"> <text:s text:c="3"/>\centering</text:p>
          <text:p text:style-name="OrgFixedWidthBlock"> <text:s text:c="3"/>\begin{tikzonimage}[width=0.4\linewidth]{figures/sol_FOM_000.png}%[tsx/show help lines]</text:p>
          <text:p text:style-name="OrgFixedWidthBlock"> <text:s text:c="5"/>\node at (0.45, -0.05) {(a) FOM};</text:p>
          <text:p text:style-name="OrgFixedWidthBlock"> <text:s text:c="3"/>\end{tikzonimage}</text:p>
          <text:p text:style-name="OrgFixedWidthBlock"> <text:s text:c="3"/>\begin{tikzonimage}[width=0.4\linewidth]{figures/sol_SRG_000.png}%[tsx/show help lines]</text:p>
          <text:p text:style-name="OrgFixedWidthBlock"> <text:s text:c="5"/>\node at (0.45, -0.05) {(b) SR-Galerkin};</text:p>
          <text:p text:style-name="OrgFixedWidthBlock"> <text:s text:c="3"/>\end{tikzonimage}</text:p>
          <text:p text:style-name="OrgFixedWidthBlock"> <text:s text:c="3"/>\begin{tikzonimage}[width=0.4\linewidth]{figures/sol_SRN_000_both.png}%[tsx/show help lines]</text:p>
          <text:p text:style-name="OrgFixedWidthBlock"> <text:s text:c="5"/>\node at (0.45, -0.05) {(c) SR-NiTROM A};</text:p>
          <text:p text:style-name="OrgFixedWidthBlock"> <text:s text:c="3"/>\end{tikzonimage}</text:p>
          <text:p text:style-name="OrgFixedWidthBlock"> <text:s text:c="3"/>\begin{tikzonimage}[width=0.4\linewidth]{figures/sol_SRN_000_tensors.png}%[tsx/show help lines]</text:p>
          <text:p text:style-name="OrgFixedWidthBlock"> <text:s text:c="5"/>\node at (0.45, -0.05) {(d) SR-NiTROM B};</text:p>
          <text:p text:style-name="OrgFixedWidthBlock"> <text:s text:c="3"/>\end{tikzonimage}</text:p>
          <text:p text:style-name="OrgFixedWidthBlock"> <text:s text:c="3"/>\label{fig:contours_sol_000_different_models}</text:p>
          <text:p text:style-name="OrgFixedWidthBlockLastLine">\end{figure}</text:p>
          <text:p text:style-name="OrgFixedWidthBlockLastLine"/>
        </text:list-item>
      </text:list>
      <text:h text:style-name="Heading_20_3" text:outline-level="3" text:is-list-header="false">
<text:bookmark-start text:name="OrgXref.org88030e8"/>
<text:bookmark text:name="org88030e8"/>Results: multiple trajectories from perturbed initial conditions
<text:bookmark-end text:name="OrgXref.org88030e8"/></text:h>
      <text:list text:style-name="OrgBulletedList" text:continue-numbering="false">
        <text:list-item>
          <text:p text:style-name="Text_20_body">Trajectory 1:
</text:p>
          <text:p text:style-name="OrgFixedWidthBlock">\begin{figure}[tbp]</text:p>
          <text:p text:style-name="OrgFixedWidthBlock"> <text:s text:c="3"/>\centering</text:p>
          <text:p text:style-name="OrgFixedWidthBlock"> <text:s text:c="3"/>\begin{tikzonimage}[width=0.4\linewidth]{figures/sol_FOM_fitted_000.png}%[tsx/show help lines]</text:p>
          <text:p text:style-name="OrgFixedWidthBlock"> <text:s text:c="5"/>\node at (0.45, -0.05) {(a) FOM};</text:p>
          <text:p text:style-name="OrgFixedWidthBlock"> <text:s text:c="3"/>\end{tikzonimage}</text:p>
          <text:p text:style-name="OrgFixedWidthBlock"> <text:s text:c="3"/>\begin{tikzonimage}[width=0.4\linewidth]{figures/sol_SRG_fitted_000.png}%[tsx/show help lines]</text:p>
          <text:p text:style-name="OrgFixedWidthBlock"> <text:s text:c="5"/>\node at (0.45, -0.05) {(b) SR-Galerkin};</text:p>
          <text:p text:style-name="OrgFixedWidthBlock"> <text:s text:c="3"/>\end{tikzonimage}</text:p>
          <text:p text:style-name="OrgFixedWidthBlock"> <text:s text:c="3"/>\begin{tikzonimage}[width=0.4\linewidth]{figures/sol_SRN_fitted_000_both.png}%[tsx/show help lines]</text:p>
          <text:p text:style-name="OrgFixedWidthBlock"> <text:s text:c="5"/>\node at (0.45, -0.05) {(c) SR-NiTROM A};</text:p>
          <text:p text:style-name="OrgFixedWidthBlock"> <text:s text:c="3"/>\end{tikzonimage}</text:p>
          <text:p text:style-name="OrgFixedWidthBlock"> <text:s text:c="3"/>\begin{tikzonimage}[width=0.4\linewidth]{figures/sol_SRN_fitted_000_tensors.png}%[tsx/show help lines]</text:p>
          <text:p text:style-name="OrgFixedWidthBlock"> <text:s text:c="5"/>\node at (0.45, -0.05) {(d) SR-NiTROM B};</text:p>
          <text:p text:style-name="OrgFixedWidthBlock"> <text:s text:c="3"/>\end{tikzonimage}</text:p>
          <text:p text:style-name="OrgFixedWidthBlock"> <text:s text:c="3"/>\label{fig:fitted_contours_sol_000_different_models}</text:p>
          <text:p text:style-name="OrgFixedWidthBlockLastLine">\end{figure}</text:p>
          <text:p text:style-name="OrgFixedWidthBlockLastLine"/>
        </text:list-item>
      </text:list>
      <text:h text:style-name="Heading_20_3" text:outline-level="3" text:is-list-header="false">
<text:bookmark-start text:name="OrgXref.org7840fd0"/>
<text:bookmark text:name="org7840fd0"/>Results: multiple trajectories from perturbed initial conditions
<text:bookmark-end text:name="OrgXref.org7840fd0"/></text:h>
      <text:list text:style-name="OrgBulletedList" text:continue-numbering="false">
        <text:list-item>
          <text:p text:style-name="Text_20_body">Trajectory 1, shift amount and shift speed:
</text:p>
          <text:p text:style-name="OrgFixedWidthBlock">\begin{figure}[tbp]</text:p>
          <text:p text:style-name="OrgFixedWidthBlock"> <text:s text:c="3"/>\centering</text:p>
          <text:p text:style-name="OrgFixedWidthBlock"> <text:s text:c="3"/>\begin{tikzonimage}[width=0.4\linewidth]{figures/shift_amount_SRN_FOM_000_both.png}%[tsx/show help lines]</text:p>
          <text:p text:style-name="OrgFixedWidthBlock"> <text:s text:c="5"/>\node at (0.45, -0.05) {(a) Shift amounts};</text:p>
          <text:p text:style-name="OrgFixedWidthBlock"> <text:s text:c="3"/>\end{tikzonimage}</text:p>
          <text:p text:style-name="OrgFixedWidthBlock"> <text:s text:c="3"/>\begin{tikzonimage}[width=0.4\linewidth]{figures/shift_speed_SRN_FOM_000_tensors.png}%[tsx/show help lines]</text:p>
          <text:p text:style-name="OrgFixedWidthBlock"> <text:s text:c="5"/>\node at (0.45, -0.05) {(b) Shift speeds};</text:p>
          <text:p text:style-name="OrgFixedWidthBlock"> <text:s text:c="3"/>\end{tikzonimage}</text:p>
          <text:p text:style-name="OrgFixedWidthBlock"> <text:s text:c="3"/>\label{fig:shifting_speeds_sol_000_different_models}</text:p>
          <text:p text:style-name="OrgFixedWidthBlockLastLine">\end{figure}</text:p>
          <text:p text:style-name="OrgFixedWidthBlockLastLine"/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 Shuai</dc:creator>
    <meta:initial-creator>Yu Shuai</meta:initial-creator>
    <dc:date>2025-10-01T23:04:14</dc:date>
    <meta:creation-date>2025-10-01T23:04:14</meta:creation-date>
    <meta:generator>Emacs 29.4 (Org mode 9.6.15)</meta:generator>
    <meta:keyword/>
    <dc:subject/>
    <dc:title>Non-intrusive model reduction of shift-equivariant systems via data-driven projection and reduced dynamics</dc:title>
  </office:meta>
</office:document-meta>
</file>